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!DOCTYPE html&gt;</text:p>
      <text:p text:style-name="Standard">&lt;html lang="en"&gt;</text:p>
      <text:p text:style-name="Standard">&lt;head&gt;</text:p>
      <text:p text:style-name="Standard"><text:s text:c="4"/>&lt;meta charset="UTF-8"&gt;</text:p>
      <text:p text:style-name="Standard"><text:s text:c="4"/>&lt;meta name="viewport" content="width=device-width, initial-scale=1.0"&gt;</text:p>
      <text:p text:style-name="Standard"><text:s text:c="4"/>&lt;title&gt;Old Dog Systems - Rough Diamond Studio&lt;/title&gt;</text:p>
      <text:p text:style-name="Standard"><text:s text:c="4"/>&lt;!-- Google Fonts: Inter --&gt;</text:p>
      <text:p text:style-name="Standard"><text:s text:c="4"/>&lt;link href="https://fonts.googleapis.com/css2?family=Inter:wght@400;500;600;700&amp;display=swap" rel="stylesheet"&gt;</text:p>
      <text:p text:style-name="Standard"><text:s text:c="4"/>&lt;!-- Tailwind CSS CDN (v3.4.1) --&gt;</text:p>
      <text:p text:style-name="Standard"><text:s text:c="4"/>&lt;script src="https://cdn.tailwindcss.com/3.4.1"&gt;&lt;/script&gt;</text:p>
      <text:p text:style-name="Standard"><text:s text:c="4"/>&lt;!-- Custom Tailwind Config --&gt;</text:p>
      <text:p text:style-name="Standard"><text:s text:c="4"/>&lt;script&gt;</text:p>
      <text:p text:style-name="Standard"><text:s text:c="8"/>tailwind.config = {</text:p>
      <text:p text:style-name="Standard"><text:s text:c="12"/>theme: {</text:p>
      <text:p text:style-name="Standard"><text:s text:c="16"/>extend: {</text:p>
      <text:p text:style-name="Standard"><text:s text:c="20"/>fontFamily: {</text:p>
      <text:p text:style-name="Standard"><text:s text:c="24"/>sans: ['Inter', 'sans-serif'],</text:p>
      <text:p text:style-name="Standard"><text:s text:c="20"/>},</text:p>
      <text:p text:style-name="Standard"><text:s text:c="20"/>colors: {</text:p>
      <text:p text:style-name="Standard"><text:s text:c="24"/>'slate-900': '#0f172a',</text:p>
      <text:p text:style-name="Standard"><text:s text:c="24"/>'slate-800': '#1e293b',</text:p>
      <text:p text:style-name="Standard"><text:s text:c="24"/>'slate-700': '#334155',</text:p>
      <text:p text:style-name="Standard"><text:s text:c="24"/>'slate-600': '#475569',</text:p>
      <text:p text:style-name="Standard"><text:s text:c="24"/>'slate-200': '#e2e8f0',</text:p>
      <text:p text:style-name="Standard"><text:s text:c="24"/>'accent-blue': '#3b82f6',</text:p>
      <text:p text:style-name="Standard"><text:s text:c="20"/>},</text:p>
      <text:p text:style-name="Standard"><text:s text:c="16"/>},</text:p>
      <text:p text:style-name="Standard"><text:s text:c="12"/>},</text:p>
      <text:p text:style-name="Standard"><text:s text:c="8"/>};</text:p>
      <text:p text:style-name="Standard"><text:s text:c="4"/>&lt;/script&gt;</text:p>
      <text:p text:style-name="Standard"><text:s text:c="4"/>&lt;!-- Shared Styles --&gt;</text:p>
      <text:p text:style-name="Standard"><text:s text:c="4"/>&lt;style&gt;</text:p>
      <text:p text:style-name="Standard"><text:s text:c="8"/>:root {</text:p>
      <text:p text:style-name="Standard"><text:s text:c="12"/>--brand-name: "Old Dog Systems";</text:p>
      <text:p text:style-name="Standard"><text:s text:c="12"/>--bg-primary: #0f172a; /* slate-900 */</text:p>
      <text:p text:style-name="Standard"><text:s text:c="12"/>--bg-secondary: #1e293b; /* slate-800 */</text:p>
      <text:p text:style-name="Standard"><text:s text:c="12"/>--text-primary: #f1f5f9; /* slate-100 */</text:p>
      <text:p text:style-name="Standard"><text:s text:c="12"/>--text-secondary: #cbd5e1; /* slate-300 */</text:p>
      <text:p text:style-name="Standard"><text:s text:c="12"/>--accent-primary: #3b82f6; /* blue-500 */</text:p>
      <text:p text:style-name="Standard"><text:s text:c="12"/>--border-color: #334155; /* slate-700 */</text:p>
      <text:p text:style-name="Standard"><text:s text:c="8"/>}</text:p>
      <text:p text:style-name="Standard"><text:s text:c="8"/>body {</text:p>
      <text:p text:style-name="Standard"><text:s text:c="12"/>background-color: var(--bg-primary);</text:p>
      <text:p text:style-name="Standard"><text:s text:c="12"/>color: var(--text-primary);</text:p>
      <text:p text:style-name="Standard"><text:s text:c="12"/>font-family: 'Inter', sans-serif;</text:p>
      <text:p text:style-name="Standard"><text:s text:c="8"/>}</text:p>
      <text:p text:style-name="Standard"><text:s text:c="8"/>/* Glassmorphism effect */</text:p>
      <text:p text:style-name="Standard"><text:s text:c="8"/>.glass {</text:p>
      <text:p text:style-name="Standard"><text:s text:c="12"/>background: rgba(255, 255, 255, 0.05);</text:p>
      <text:p text:style-name="Standard"><text:s text:c="12"/>backdrop-filter: blur(10px);</text:p>
      <text:p text:style-name="Standard"><text:s text:c="12"/>border: 1px solid var(--border-color);</text:p>
      <text:p text:style-name="Standard"><text:soft-page-break/><text:s text:c="8"/>}</text:p>
      <text:p text:style-name="Standard"><text:s text:c="8"/>/* Subtle grid pattern */</text:p>
      <text:p text:style-name="Standard"><text:s text:c="8"/>.grid-bg {</text:p>
      <text:p text:style-name="Standard"><text:s text:c="12"/>background-image: linear-gradient(to right, var(--border-color) 1px, transparent 1px),</text:p>
      <text:p text:style-name="Standard"><text:s text:c="30"/>linear-gradient(to bottom, var(--border-color) 1px, transparent 1px);</text:p>
      <text:p text:style-name="Standard"><text:s text:c="12"/>background-size: 24px 24px;</text:p>
      <text:p text:style-name="Standard"><text:s text:c="8"/>}</text:p>
      <text:p text:style-name="Standard"><text:s text:c="4"/>&lt;/style&gt;</text:p>
      <text:p text:style-name="Standard"><text:s text:c="4"/>&lt;!-- Config JS for Brand Name (configurable) --&gt;</text:p>
      <text:p text:style-name="Standard"><text:s text:c="4"/>&lt;script src="config.js"&gt;&lt;/script&gt;</text:p>
      <text:p text:style-name="Standard"><text:s text:c="4"/>&lt;script&gt;</text:p>
      <text:p text:style-name="Standard"><text:s text:c="8"/>document.addEventListener('DOMContentLoaded', () =&gt; {</text:p>
      <text:p text:style-name="Standard"><text:s text:c="12"/>document.querySelectorAll('.brand-name').forEach(el =&gt; {</text:p>
      <text:p text:style-name="Standard"><text:s text:c="16"/>el.textContent = BRAND_NAME;</text:p>
      <text:p text:style-name="Standard"><text:s text:c="12"/>});</text:p>
      <text:p text:style-name="Standard"><text:s text:c="8"/>});</text:p>
      <text:p text:style-name="Standard"><text:s text:c="4"/>&lt;/script&gt;</text:p>
      <text:p text:style-name="Standard">&lt;/head&gt;</text:p>
      <text:p text:style-name="Standard">&lt;body class="min-h-screen flex flex-col"&gt;</text:p>
      <text:p text:style-name="Standard"><text:s text:c="4"/>&lt;!-- Navigation (Duplicated for multi-page) --&gt;</text:p>
      <text:p text:style-name="Standard"><text:s text:c="4"/>&lt;nav class="bg-[var(--bg-secondary)] border-b border-[var(--border-color)] sticky top-0 z-50"&gt;</text:p>
      <text:p text:style-name="Standard"><text:s text:c="8"/>&lt;div class="max-w-7xl mx-auto px-4 sm:px-6 lg:px-8"&gt;</text:p>
      <text:p text:style-name="Standard"><text:s text:c="12"/>&lt;div class="flex justify-between h-16"&gt;</text:p>
      <text:p text:style-name="Standard"><text:s text:c="16"/>&lt;div class="flex items-center"&gt;</text:p>
      <text:p text:style-name="Standard"><text:s text:c="20"/>&lt;a href="index.html" class="text-xl font-bold brand-name"&gt;Old Dog Systems&lt;/a&gt;</text:p>
      <text:p text:style-name="Standard"><text:s text:c="16"/>&lt;/div&gt;</text:p>
      <text:p text:style-name="Standard"><text:s text:c="16"/>&lt;div class="hidden md:flex items-center space-x-8"&gt;</text:p>
      <text:p text:style-name="Standard"><text:s text:c="20"/>&lt;div class="relative group"&gt;</text:p>
      <text:p text:style-name="Standard"><text:s text:c="24"/>&lt;a href="media.html" class="text-[var(--text-secondary)] hover:text-[var(--text-primary)]"&gt;Media&lt;/a&gt;</text:p>
      <text:p text:style-name="Standard"><text:s text:c="24"/>&lt;div class="absolute left-0 mt-2 w-96 hidden group-hover:block bg-[var(--bg-secondary)] glass rounded-lg shadow-lg p-4"&gt;</text:p>
      <text:p text:style-name="Standard"><text:s text:c="28"/>&lt;div class="grid grid-cols-2 gap-4"&gt;</text:p>
      <text:p text:style-name="Standard"><text:s text:c="32"/>&lt;a href="media.html#business-on-purpose" class="block p-2 hover:bg-[var(--border-color)] rounded"&gt;Business on Purpose&lt;/a&gt;</text:p>
      <text:p text:style-name="Standard"><text:s text:c="32"/>&lt;a href="media.html#when-life-bites" class="block p-2 hover:bg-[var(--border-color)] rounded"&gt;When Life Bites&lt;/a&gt;</text:p>
      <text:p text:style-name="Standard"><text:s text:c="28"/>&lt;/div&gt;</text:p>
      <text:p text:style-name="Standard"><text:s text:c="24"/>&lt;/div&gt;</text:p>
      <text:p text:style-name="Standard"><text:s text:c="20"/>&lt;/div&gt;</text:p>
      <text:p text:style-name="Standard"><text:s text:c="20"/>&lt;div class="relative group"&gt;</text:p>
      <text:p text:style-name="Standard"><text:s text:c="24"/>&lt;a href="studio.html" class="text-[var(--text-secondary)] hover:text-[var(--text-primary)]"&gt;Software&lt;/a&gt;</text:p>
      <text:p text:style-name="Standard"><text:s text:c="24"/>&lt;div class="absolute left-0 mt-2 w-96 hidden group-hover:block bg-[var(--bg-secondary)] glass rounded-lg shadow-lg p-4"&gt;</text:p>
      <text:p text:style-name="Standard"><text:s text:c="28"/>&lt;a href="studio.html" class="block p-2 hover:bg-[var(--border-color)] rounded"&gt;Rough Diamond Studio&lt;/a&gt;</text:p>
      <text:p text:style-name="Standard"><text:s text:c="24"/>&lt;/div&gt;</text:p>
      <text:p text:style-name="Standard"><text:s text:c="20"/>&lt;/div&gt;</text:p>
      <text:p text:style-name="Standard"><text:s text:c="20"/>&lt;a href="shop.html" class="text-[var(--text-secondary)] hover:text-[var(--text-primary)]"&gt;Shop&lt;/a&gt;</text:p>
      <text:p text:style-name="Standard"><text:soft-page-break/><text:s text:c="20"/>&lt;a href="contact.html" class="text-[var(--text-secondary)] hover:text-[var(--text-primary)]"&gt;Contact&lt;/a&gt;</text:p>
      <text:p text:style-name="Standard"><text:s text:c="16"/>&lt;/div&gt;</text:p>
      <text:p text:style-name="Standard"><text:s text:c="16"/>&lt;div class="md:hidden flex items-center"&gt;</text:p>
      <text:p text:style-name="Standard"><text:s text:c="20"/>&lt;button id="mobile-menu-btn" class="text-[var(--text-secondary)]"&gt;</text:p>
      <text:p text:style-name="Standard"><text:s text:c="24"/>&lt;svg class="h-6 w-6" fill="none" viewBox="0 0 24 24" stroke="currentColor"&gt;</text:p>
      <text:p text:style-name="Standard"><text:s text:c="28"/>&lt;path stroke-linecap="round" stroke-linejoin="round" stroke-width="2" d="M4 6h16M4 12h16M4 18h16" /&gt;</text:p>
      <text:p text:style-name="Standard"><text:s text:c="24"/>&lt;/svg&gt;</text:p>
      <text:p text:style-name="Standard"><text:s text:c="20"/>&lt;/button&gt;</text:p>
      <text:p text:style-name="Standard"><text:s text:c="16"/>&lt;/div&gt;</text:p>
      <text:p text:style-name="Standard"><text:s text:c="12"/>&lt;/div&gt;</text:p>
      <text:p text:style-name="Standard"><text:s text:c="8"/>&lt;/div&gt;</text:p>
      <text:p text:style-name="Standard"><text:s text:c="8"/>&lt;div id="mobile-menu" class="hidden md:hidden bg-[var(--bg-secondary)] px-4 py-2"&gt;</text:p>
      <text:p text:style-name="Standard"><text:s text:c="12"/>&lt;a href="media.html" class="block py-2"&gt;Media&lt;/a&gt;</text:p>
      <text:p text:style-name="Standard"><text:s text:c="12"/>&lt;a href="studio.html" class="block py-2"&gt;Software&lt;/a&gt;</text:p>
      <text:p text:style-name="Standard"><text:s text:c="12"/>&lt;a href="shop.html" class="block py-2"&gt;Shop&lt;/a&gt;</text:p>
      <text:p text:style-name="Standard"><text:s text:c="12"/>&lt;a href="contact.html" class="block py-2"&gt;Contact&lt;/a&gt;</text:p>
      <text:p text:style-name="Standard"><text:s text:c="8"/>&lt;/div&gt;</text:p>
      <text:p text:style-name="Standard"><text:s text:c="4"/>&lt;/nav&gt;</text:p>
      <text:p text:style-name="Standard"/>
      <text:p text:style-name="Standard"><text:s text:c="4"/>&lt;!-- Main Content --&gt;</text:p>
      <text:p text:style-name="Standard"><text:s text:c="4"/>&lt;main class="flex-grow py-12"&gt;</text:p>
      <text:p text:style-name="Standard"><text:s text:c="8"/>&lt;div class="max-w-7xl mx-auto px-4 sm:px-6 lg:px-8"&gt;</text:p>
      <text:p text:style-name="Standard"><text:s text:c="12"/>&lt;h1 class="text-4xl font-bold mb-8"&gt;Rough Diamond Studio&lt;/h1&gt;</text:p>
      <text:p text:style-name="Standard"><text:s text:c="12"/></text:p>
      <text:p text:style-name="Standard"><text:s text:c="12"/>&lt;!-- Audio Podcasting Module --&gt;</text:p>
      <text:p text:style-name="Standard"><text:s text:c="12"/>&lt;section class="mb-12 glass rounded-lg p-6"&gt;</text:p>
      <text:p text:style-name="Standard"><text:s text:c="16"/>&lt;h2 class="text-2xl font-semibold mb-4"&gt;Audio Podcasting Module (Flagship - Alpha Testing)&lt;/h2&gt;</text:p>
      <text:p text:style-name="Standard"><text:s text:c="16"/>&lt;p class="text-[var(--text-secondary)] mb-4"&gt;Our core module for professional podcast production. Currently in alpha – sign up for access.&lt;/p&gt;</text:p>
      <text:p text:style-name="Standard"><text:s text:c="16"/>&lt;a href="contact.html" class="bg-[var(--accent-primary)] text-white px-4 py-2 rounded-md font-medium hover:bg-blue-600"&gt;Request Alpha Access&lt;/a&gt;</text:p>
      <text:p text:style-name="Standard"><text:s text:c="12"/>&lt;/section&gt;</text:p>
      <text:p text:style-name="Standard"><text:s text:c="12"/></text:p>
      <text:p text:style-name="Standard"><text:s text:c="12"/>&lt;!-- Content Creation Module --&gt;</text:p>
      <text:p text:style-name="Standard"><text:s text:c="12"/>&lt;section class="mb-12 glass rounded-lg p-6"&gt;</text:p>
      <text:p text:style-name="Standard"><text:s text:c="16"/>&lt;h2 class="text-2xl font-semibold mb-4"&gt;Content Creation Module&lt;/h2&gt;</text:p>
      <text:p text:style-name="Standard"><text:s text:c="16"/>&lt;p class="text-[var(--text-secondary)] mb-4"&gt;Tools for creating audio books, manuals, and more. Seamlessly integrate with your workflow.&lt;/p&gt;</text:p>
      <text:p text:style-name="Standard"><text:s text:c="12"/>&lt;/section&gt;</text:p>
      <text:p text:style-name="Standard"><text:s text:c="12"/></text:p>
      <text:p text:style-name="Standard"><text:s text:c="12"/>&lt;!-- Roadmap --&gt;</text:p>
      <text:p text:style-name="Standard"><text:s text:c="12"/>&lt;section class="glass rounded-lg p-6"&gt;</text:p>
      <text:p text:style-name="Standard"><text:s text:c="16"/>&lt;h2 class="text-2xl font-semibold mb-4"&gt;Roadmap&lt;/h2&gt;</text:p>
      <text:p text:style-name="Standard"><text:s text:c="16"/>&lt;ul class="list-disc pl-6 text-[var(--text-secondary)] space-y-2"&gt;</text:p>
      <text:p text:style-name="Standard"><text:s text:c="20"/>&lt;li&gt;Q1 2026: Video Editing Module&lt;/li&gt;</text:p>
      <text:p text:style-name="Standard"><text:s text:c="20"/>&lt;li&gt;Q2 2026: AI-Assisted Content Generation&lt;/li&gt;</text:p>
      <text:p text:style-name="Standard"><text:s text:c="20"/>&lt;li&gt;Q3 2026: Enterprise Integrations (CRM, Analytics)&lt;/li&gt;</text:p>
      <text:p text:style-name="Standard"><text:s text:c="20"/>&lt;li&gt;Q4 2026: Mobile Apps for On-the-Go Editing&lt;/li&gt;</text:p>
      <text:p text:style-name="Standard"><text:s text:c="16"/>&lt;/ul&gt;</text:p>
      <text:p text:style-name="Standard"><text:soft-page-break/><text:s text:c="12"/>&lt;/section&gt;</text:p>
      <text:p text:style-name="Standard"><text:s text:c="8"/>&lt;/div&gt;</text:p>
      <text:p text:style-name="Standard"><text:s text:c="4"/>&lt;/main&gt;</text:p>
      <text:p text:style-name="Standard"/>
      <text:p text:style-name="Standard"><text:s text:c="4"/>&lt;!-- Footer --&gt;</text:p>
      <text:p text:style-name="Standard"><text:s text:c="4"/>&lt;footer class="bg-[var(--bg-secondary)] py-4 mt-auto"&gt;</text:p>
      <text:p text:style-name="Standard"><text:s text:c="8"/>&lt;div class="max-w-7xl mx-auto px-4 text-center text-[var(--text-secondary)]"&gt;</text:p>
      <text:p text:style-name="Standard"><text:s text:c="12"/>&amp;copy; 2025 &lt;span class="brand-name"&gt;Old Dog Systems&lt;/span&gt;. All rights reserved.</text:p>
      <text:p text:style-name="Standard"><text:s text:c="8"/>&lt;/div&gt;</text:p>
      <text:p text:style-name="Standard"><text:s text:c="4"/>&lt;/footer&gt;</text:p>
      <text:p text:style-name="Standard"/>
      <text:p text:style-name="Standard"><text:s text:c="4"/>&lt;!-- Mobile Menu Script --&gt;</text:p>
      <text:p text:style-name="Standard"><text:s text:c="4"/>&lt;script&gt;</text:p>
      <text:p text:style-name="Standard"><text:s text:c="8"/>const mobileBtn = document.getElementById('mobile-menu-btn');</text:p>
      <text:p text:style-name="Standard"><text:s text:c="8"/>const mobileMenu = document.getElementById('mobile-menu');</text:p>
      <text:p text:style-name="Standard"><text:s text:c="8"/>mobileBtn.addEventListener('click', () =&gt; {</text:p>
      <text:p text:style-name="Standard"><text:s text:c="12"/>mobileMenu.classList.toggle('hidden');</text:p>
      <text:p text:style-name="Standard"><text:s text:c="8"/>});</text:p>
      <text:p text:style-name="Standard"><text:s text:c="4"/>&lt;/script&gt;</text:p>
      <text:p text:style-name="Standard">&lt;/body&gt;</text:p>
      <text:p text:style-name="Standard">&lt;/html&gt;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30T11:02:09.931127869</meta:creation-date>
    <dc:date>2025-12-30T11:03:54.171517343</dc:date>
    <meta:editing-duration>PT1M44S</meta:editing-duration>
    <meta:editing-cycles>2</meta:editing-cycles>
    <meta:generator>LibreOffice/25.8.4.2$Linux_X86_64 LibreOffice_project/580$Build-2</meta:generator>
    <meta:document-statistic meta:table-count="0" meta:image-count="0" meta:object-count="0" meta:page-count="4" meta:paragraph-count="158" meta:word-count="606" meta:character-count="7689" meta:non-whitespace-character-count="5302"/>
  </office:meta>
</office:document-meta>
</file>